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1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6: 0.25000000 of 1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8: 0.05000000 of 2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8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2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8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3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4/8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5/8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9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0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2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12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4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4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5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6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9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0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1:01+00:00</text:p>
          </table:table-cell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9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2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9: 0.10000000 of 2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from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1: 0.30000000 of 3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3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4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5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6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7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8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8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8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18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18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18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5/18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6/18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7/18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8/18: 0.25000000 of 5.00000000 B1</text:p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6: 0.25000000 of 1.00000000 B1</text:p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3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3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13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13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13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6/13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7/13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8/13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3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3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9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0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1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2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9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3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0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1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5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6/16: 0.10000000 of 4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9: 0.30000000 of 5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4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5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6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7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8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from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9/19: 0.25000000 of 5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4: 0.05000000 of 1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4: 0.35000000 of 1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table:style-name="from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4: 0.40000000 of 1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4: 0.20000000 of 1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9: 0.25000000 of 2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9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2: 0.10000000 of 3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3: 0.30000000 of 4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5: 0.05000000 of 1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5: 0.10000000 of 1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5: 0.15000000 of 1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5: 0.20000000 of 1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6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6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6: 0.35000000 of 2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6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6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6: 0.25000000 of 2.00000000 B1</text:p>
          </table:table-cell>
          <table:table-cell office:value-type="string" table:style-name="taxable_event_note_default">
            <text:p>1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1: 0.25000000 of 3.00000000 B1</text:p>
          </table:table-cell>
          <table:table-cell office:value-type="string" table:style-name="taxable_event_note_default">
            <text:p>2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7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7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7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7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7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7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7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7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7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7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9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9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9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9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9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9: 0.25000000 of 2.00000000 B1</text:p>
          </table:table-cell>
          <table:table-cell office:value-type="string" table:style-name="taxable_event_note_default">
            <text:p>1/2: 0.2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2: 0.05000000 of 3.00000000 B1</text:p>
          </table:table-cell>
          <table:table-cell office:value-type="string" table:style-name="taxable_event_note_default">
            <text:p>2/2: 0.0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4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4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4: 0.25000000 of 4.00000000 B1</text:p>
          </table:table-cell>
          <table:table-cell office:value-type="string" table:style-name="taxable_event_note_default">
            <text:p>1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20: 0.25000000 of 5.00000000 B1</text:p>
          </table:table-cell>
          <table:table-cell office:value-type="string" table:style-name="taxable_event_note_default">
            <text:p>2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20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20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20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5/20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6/20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7/20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8/20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9/20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0/20: 0.20000000 of 5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5: 0.25000000 of 1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5: 0.50000000 of 1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1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1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1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1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1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1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1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1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1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1: 0.25000000 of 3.00000000 B1</text:p>
          </table:table-cell>
          <table:table-cell office:value-type="string" table:style-name="taxable_event_note_default">
            <text:p>1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7: 0.25000000 of 4.00000000 B1</text:p>
          </table:table-cell>
          <table:table-cell office:value-type="string" table:style-name="taxable_event_note_default">
            <text:p>2/2: 0.25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7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7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7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5/17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6/17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7/17: 0.25000000 of 4.00000000 B1</text:p>
          </table:table-cell>
          <table:table-cell office:value-type="string" table:style-name="taxable_event_note_default">
            <text:p>1/2: 0.2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9: 0.05000000 of 5.00000000 B1</text:p>
          </table:table-cell>
          <table:table-cell office:value-type="string" table:style-name="taxable_event_note_default">
            <text:p>2/2: 0.0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6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7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8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9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4: 0.25000000 of 1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4: 0.30000000 of 1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4: 0.35000000 of 1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4: 0.10000000 of 1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8: 0.30000000 of 2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8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8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1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1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1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1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1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1: 0.25000000 of 3.00000000 B1</text:p>
          </table:table-cell>
          <table:table-cell office:value-type="string" table:style-name="taxable_event_note_default">
            <text:p>1/2: 0.2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4: 0.05000000 of 4.00000000 B1</text:p>
          </table:table-cell>
          <table:table-cell office:value-type="string" table:style-name="taxable_event_note_default">
            <text:p>2/2: 0.05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4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9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9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9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9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9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9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9: 0.35000000 of 2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9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9: 0.20000000 of 2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/11: 0.25000000 of 3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1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5/16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6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6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6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6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6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6/18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7/18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8/18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9/18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0/18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1/18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2/18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3/18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4/18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from_lot_note_default">
            <text:p>15/18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8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8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8: 0.10000000 of 2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from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2: 0.05000000 of 3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2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29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2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2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2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2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2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33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7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8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7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office:value-type="string" table:style-name="from_lot_note_default">
            <text:p>8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4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4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4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2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3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from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4/14: 0.35000000 of 4.00000000 B1</text:p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from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20: 0.05000000 of 5.00000000 B1</text:p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9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4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5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6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7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0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8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9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from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0/20: 0.20000000 of 5.00000000 B1</text:p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from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3: 0.15000000 of 1.00000000 B1</text:p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0.40000000 of 1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3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3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3: 0.45000000 of 1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4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9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1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7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8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29:01+00:00</text:p>
          </table:table-cell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0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2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from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1: 0.35000000 of 3.00000000 B1</text:p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3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6: 0.05000000 of 4.00000000 B1</text:p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3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4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35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4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5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6/16: 0.10000000 of 4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8: 0.05000000 of 5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8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4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8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8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8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8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8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8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0:5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0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5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5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5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5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5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1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3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2/13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from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3/13: 0.10000000 of 3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/16: 0.05000000 of 4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2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3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6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7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8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4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9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from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0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from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1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from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2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from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13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1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3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4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from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5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from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6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0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from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7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from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8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12:1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table:style-name="from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9: 0.20000000 of 2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2: 0.15000000 of 3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3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3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3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3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3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3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3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3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9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5: 0.50000000 of 1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2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1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1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1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1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0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1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1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1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1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1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1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7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7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7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7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7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7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7: 0.20000000 of 4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9: 0.15000000 of 5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9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3: 0.30000000 of 1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3: 0.35000000 of 1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2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3: 0.35000000 of 1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9: 0.05000000 of 2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9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9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3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0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2: 0.20000000 of 3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4: 0.15000000 of 4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4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20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20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20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20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20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20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20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20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20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20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5: 0.05000000 of 1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5: 0.10000000 of 1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5: 0.10000000 of 1.00000000 B1</text:p>
          </table:table-cell>
          <table:table-cell office:value-type="string" table:style-name="taxable_event_note_default">
            <text:p>1/2: 0.10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15" office:value-type="float" table:style-name="taxable_event_note_fiat"/>
          <table:table-cell office:value="0.0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7: 0.05000000 of 2.00000000 B1</text:p>
          </table:table-cell>
          <table:table-cell office:value-type="string" table:style-name="taxable_event_note_default">
            <text:p>2/2: 0.0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7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7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7: 0.30000000 of 2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0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7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7: 0.35000000 of 2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7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7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1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4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7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7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7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7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0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7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7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7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7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7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7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2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9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9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8: 0.05000000 of 2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8: 0.10000000 of 2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8: 0.15000000 of 2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8: 0.20000000 of 2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4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8: 0.25000000 of 2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1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1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1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1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1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4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4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4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4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4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4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4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9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9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9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9: 0.15000000 of 5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9: 0.20000000 of 5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9: 0.25000000 of 5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9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19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8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9/19: 0.35000000 of 5.00000000 B1</text:p>
          </table:table-cell>
          <table:table-cell office:value-type="string" table:style-name="taxable_event_note_default">
            <text:p>1/2: 0.3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" office:value-type="float" table:style-name="taxable_event_note_fiat"/>
          <table:table-cell office:value="0.0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3: 0.05000000 of 1.00000000 B1</text:p>
          </table:table-cell>
          <table:table-cell office:value-type="string" table:style-name="taxable_event_note_default">
            <text:p>2/2: 0.05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6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3: 0.45000000 of 1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3: 0.50000000 of 1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1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1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4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1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6/11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0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7/11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09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8/11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9/11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0/11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1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1/11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6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2/16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4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3/16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06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4/16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5/16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6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18: 0.30000000 of 5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17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18: 0.35000000 of 5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18: 0.40000000 of 5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2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8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18: 0.45000000 of 5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18: 0.50000000 of 5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2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6/18: 0.05000000 of 5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7/18: 0.10000000 of 5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3" office:value-type="float" table:style-name="taxable_event_note_fiat"/>
          <table:table-cell office:value="0.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8/18: 0.10000000 of 5.00000000 B1</text:p>
          </table:table-cell>
          <table:table-cell office:value-type="string" table:style-name="taxable_event_note_default">
            <text:p>1/2: 0.10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15" office:value-type="float" table:style-name="taxable_event_note_fiat"/>
          <table:table-cell office:value="0.03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5: 0.05000000 of 1.00000000 B1</text:p>
          </table:table-cell>
          <table:table-cell office:value-type="string" table:style-name="taxable_event_note_default">
            <text:p>2/2: 0.0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5: 0.20000000 of 1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2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5: 0.25000000 of 1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5: 0.30000000 of 1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12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2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5/5: 0.20000000 of 1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0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1/4: 0.15000000 of 2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8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2/4: 0.40000000 of 2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1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3/4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from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from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from_lot_note_default">
            <text:p>4/4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1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5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7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1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3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4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8:59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0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1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4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9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4T21:10:25.139026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